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shu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hm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on</text:p>
          </table:table-cell>
          <table:table-cell office:value-type="float" office:value="42" calcext:value-type="float">
            <text:p>42</text:p>
          </table:table-cell>
          <table:table-cell table:formula="of:=[.C6]/[.C3]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off</text:p>
          </table:table-cell>
          <table:table-cell office:value-type="float" office:value="0.12" calcext:value-type="float">
            <text:p>0,12</text:p>
          </table:table-cell>
          <table:table-cell table:formula="of:=[.C7]/[.C3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A msec</text:p>
          </table:table-cell>
        </table:table-row>
        <table:table-row table:style-name="ro1">
          <table:table-cell/>
          <table:table-cell office:value-type="string" calcext:value-type="string">
            <text:p>LED cycle</text:p>
          </table:table-cell>
          <table:table-cell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c</text:p>
          </table:table-cell>
          <table:table-cell table:formula="of:=[.D6]" office:value-type="float" office:value="3.5" calcext:value-type="float">
            <text:p>3,5</text:p>
          </table:table-cell>
          <table:table-cell table:formula="of:=[.F11]*[.D11]" office:value-type="float" office:value="17.5" calcext:value-type="float">
            <text:p>17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f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sec</text:p>
          </table:table-cell>
          <table:table-cell table:formula="of:=[.D7]" office:value-type="float" office:value="0.01" calcext:value-type="float">
            <text:p>0,01</text:p>
          </table:table-cell>
          <table:table-cell table:formula="of:=[.F12]*[.D12]" office:value-type="float" office:value="3.75" calcext:value-type="float">
            <text:p>3,75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pe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x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sec</text:p>
          </table:table-cell>
          <table:table-cell table:formula="of:=[.D7]" office:value-type="float" office:value="0.01" calcext:value-type="float">
            <text:p>0,01</text:p>
          </table:table-cell>
          <table:table-cell table:formula="of:=[.F22]*[.D22]" office:value-type="float" office:value="15" calcext:value-type="float">
            <text:p>15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cycle time</text:p>
          </table:table-cell>
          <table:table-cell table:formula="of:=[.D18]*(SUM([.D11:.D16]))+[.D22]" office:value-type="float" office:value="6060" calcext:value-type="float">
            <text:p>6060</text:p>
          </table:table-cell>
          <table:table-cell office:value-type="string" calcext:value-type="string">
            <text:p>m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 energy</text:p>
          </table:table-cell>
          <table:table-cell table:formula="of:=([.D18]*SUM([.G11:.G16])+[.G22])" office:value-type="float" office:value="270" calcext:value-type="float">
            <text:p>270</text:p>
          </table:table-cell>
          <table:table-cell office:value-type="string" calcext:value-type="string">
            <text:p>mA m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erage current</text:p>
          </table:table-cell>
          <table:table-cell table:formula="of:=[.D29]/[.D28]" office:value-type="float" office:value="0.0445544554455446" calcext:value-type="float">
            <text:p>0,0445544554455446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tt capacity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A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t time</text:p>
          </table:table-cell>
          <table:table-cell table:formula="of:=[.D32]/[.D30]" office:value-type="float" office:value="2693.33333333333" calcext:value-type="float">
            <text:p>2693,3333333333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]/24" office:value-type="float" office:value="112.222222222222" calcext:value-type="float">
            <text:p>112,22222222222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.00.0000</text:date>, <text:time style:data-style-name="N2" text:time-value="20:57:55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3T23:07:03.760135721</meta:creation-date>
    <dc:date>2022-09-04T21:36:58.676000000</dc:date>
    <meta:editing-duration>PT58M29S</meta:editing-duration>
    <meta:editing-cycles>3</meta:editing-cycles>
    <meta:generator>LibreOffice/7.2.2.2$Windows_X86_64 LibreOffice_project/02b2acce88a210515b4a5bb2e46cbfb63fe97d56</meta:generator>
    <meta:document-statistic meta:table-count="1" meta:cell-count="51" meta:object-count="0"/>
  </office:meta>
</office:document-meta>
</file>